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a8e" officeooo:paragraph-rsid="00017a8e"/>
    </style:style>
    <style:style style:name="P2" style:family="paragraph" style:parent-style-name="Standard" style:list-style-name="L1">
      <style:text-properties officeooo:rsid="000481bc" officeooo:paragraph-rsid="000481bc"/>
    </style:style>
    <style:style style:name="P3" style:family="paragraph" style:parent-style-name="Standard">
      <style:text-properties officeooo:rsid="0004a5eb" officeooo:paragraph-rsid="0004a5eb"/>
    </style:style>
    <style:style style:name="P4" style:family="paragraph" style:parent-style-name="Standard" style:list-style-name="L1">
      <style:text-properties officeooo:rsid="0005fbec" officeooo:paragraph-rsid="0005fbec"/>
    </style:style>
    <style:style style:name="P5" style:family="paragraph" style:parent-style-name="Standard" style:list-style-name="L1">
      <style:text-properties officeooo:paragraph-rsid="000a50c9"/>
    </style:style>
    <style:style style:name="P6" style:family="paragraph" style:parent-style-name="Standard" style:list-style-name="L1">
      <style:text-properties officeooo:paragraph-rsid="00147cad"/>
    </style:style>
    <style:style style:name="P7" style:family="paragraph" style:parent-style-name="Standard" style:list-style-name="L1">
      <style:text-properties officeooo:rsid="0008e988" officeooo:paragraph-rsid="0008e988"/>
    </style:style>
    <style:style style:name="P8" style:family="paragraph" style:parent-style-name="Standard" style:list-style-name="L1">
      <style:text-properties officeooo:rsid="000b61ae" officeooo:paragraph-rsid="000b61ae"/>
    </style:style>
    <style:style style:name="P9" style:family="paragraph" style:parent-style-name="Standard" style:list-style-name="L1">
      <style:text-properties officeooo:rsid="000e0eec" officeooo:paragraph-rsid="000e0eec"/>
    </style:style>
    <style:style style:name="P10" style:family="paragraph" style:parent-style-name="Standard" style:list-style-name="L1">
      <style:text-properties fo:font-weight="bold" officeooo:rsid="000f5e40" officeooo:paragraph-rsid="000f5e40" style:font-weight-asian="bold" style:font-weight-complex="bold"/>
    </style:style>
    <style:style style:name="P11" style:family="paragraph" style:parent-style-name="Standard" style:list-style-name="L1">
      <style:text-properties officeooo:rsid="0012bff4" officeooo:paragraph-rsid="0012bff4"/>
    </style:style>
    <style:style style:name="P12" style:family="paragraph" style:parent-style-name="Standard" style:list-style-name="L1">
      <style:text-properties officeooo:rsid="0015e749" officeooo:paragraph-rsid="0015e749"/>
    </style:style>
    <style:style style:name="P13" style:family="paragraph" style:parent-style-name="Standard">
      <style:text-properties officeooo:rsid="0015e749" officeooo:paragraph-rsid="0015e749"/>
    </style:style>
    <style:style style:name="P14" style:family="paragraph" style:parent-style-name="Standard" style:list-style-name="L1">
      <style:text-properties officeooo:rsid="0018c46f" officeooo:paragraph-rsid="001d02ac"/>
    </style:style>
    <style:style style:name="P15" style:family="paragraph" style:parent-style-name="Standard">
      <style:text-properties officeooo:rsid="00232deb" officeooo:paragraph-rsid="00232deb"/>
    </style:style>
    <style:style style:name="P16" style:family="paragraph" style:parent-style-name="Standard">
      <style:text-properties officeooo:rsid="0023e1ac" officeooo:paragraph-rsid="0023e1ac"/>
    </style:style>
    <style:style style:name="P17" style:family="paragraph" style:parent-style-name="Standard">
      <style:text-properties officeooo:rsid="00245d11" officeooo:paragraph-rsid="00245d11"/>
    </style:style>
    <style:style style:name="P18" style:family="paragraph" style:parent-style-name="Standard">
      <style:text-properties officeooo:rsid="00272942" officeooo:paragraph-rsid="00272942"/>
    </style:style>
    <style:style style:name="P19" style:family="paragraph" style:parent-style-name="Standard">
      <style:text-properties officeooo:rsid="0029585c" officeooo:paragraph-rsid="0029585c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232deb" officeooo:paragraph-rsid="00232de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312" style:font-weight-asian="bold" style:font-weight-complex="bold"/>
    </style:style>
    <style:style style:name="T3" style:family="text">
      <style:text-properties fo:font-weight="bold" officeooo:rsid="0019a9bf" style:font-weight-asian="bold" style:font-weight-complex="bold"/>
    </style:style>
    <style:style style:name="T4" style:family="text">
      <style:text-properties fo:font-weight="bold" officeooo:rsid="00147cad" style:font-weight-asian="bold" style:font-weight-complex="bold"/>
    </style:style>
    <style:style style:name="T5" style:family="text">
      <style:text-properties fo:font-weight="bold" officeooo:rsid="00245d11" style:font-weight-asian="bold" style:font-weight-complex="bold"/>
    </style:style>
    <style:style style:name="T6" style:family="text">
      <style:text-properties fo:font-variant="normal" fo:text-transform="none" fo:color="#000000" style:font-name="Consolas" fo:font-size="8.25pt" fo:letter-spacing="normal" fo:font-style="normal" fo:font-weight="normal"/>
    </style:style>
    <style:style style:name="T7" style:family="text">
      <style:text-properties fo:font-variant="normal" fo:text-transform="none" fo:color="#0077aa" style:font-name="Consolas" fo:font-size="8.25pt" fo:letter-spacing="normal" fo:font-style="normal" fo:font-weight="normal"/>
    </style:style>
    <style:style style:name="T8" style:family="text">
      <style:text-properties fo:font-variant="normal" fo:text-transform="none" fo:color="#2e7d32" style:font-name="Consolas" fo:font-size="8.25pt" fo:letter-spacing="normal" fo:font-style="normal" fo:font-weight="normal"/>
    </style:style>
    <style:style style:name="T9" style:family="text">
      <style:text-properties officeooo:rsid="000a50c9"/>
    </style:style>
    <style:style style:name="T10" style:family="text">
      <style:text-properties officeooo:rsid="00114b9b"/>
    </style:style>
    <style:style style:name="T11" style:family="text">
      <style:text-properties officeooo:rsid="00162312"/>
    </style:style>
    <style:style style:name="T12" style:family="text">
      <style:text-properties officeooo:rsid="0019a9bf"/>
    </style:style>
    <style:style style:name="T13" style:family="text">
      <style:text-properties officeooo:rsid="001a50eb"/>
    </style:style>
    <style:style style:name="T14" style:family="text">
      <style:text-properties officeooo:rsid="001a9fb1"/>
    </style:style>
    <style:style style:name="T15" style:family="text">
      <style:text-properties officeooo:rsid="001b3797"/>
    </style:style>
    <style:style style:name="T16" style:family="text">
      <style:text-properties officeooo:rsid="00245d11"/>
    </style:style>
    <style:style style:name="T17" style:family="text">
      <style:text-properties officeooo:rsid="002922ca"/>
    </style:style>
    <style:style style:name="T18" style:family="text">
      <style:text-properties officeooo:rsid="00297f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used <text:span text:style-name="T1">LARAVEL </text:span>framework as the backend. Please follow the below instructions to install</text:p>
      <text:p text:style-name="P1"/>
      <text:p text:style-name="P3">Documentation URL: <text:a xlink:type="simple" xlink:href="https://laravel.com/docs/5.1/">https://laravel.com/docs/5.1/</text:a> </text:p>
      <text:p text:style-name="P1"/>
      <text:list xml:id="list3980185875345841687" text:style-name="L1">
        <text:list-item>
          <text:p text:style-name="P2">Install the composer</text:p>
          <text:list>
            <text:list-header>
              <text:p text:style-name="P4"><text:a xlink:type="simple" xlink:href="https://getcomposer.org/download/">https://getcomposer.org/download/</text:a> </text:p>
            </text:list-header>
          </text:list>
        </text:list-item>
        <text:list-item>
          <text:p text:style-name="P7">Download laravel installer</text:p>
          <text:list>
            <text:list-header>
              <text:p text:style-name="P5"><text:span text:style-name="T9">Execute the command: </text:span><text:span text:style-name="Source_20_Text"><text:span text:style-name="T6">composer </text:span></text:span><text:span text:style-name="Source_20_Text"><text:span text:style-name="T7">global</text:span></text:span><text:span text:style-name="Source_20_Text"><text:span text:style-name="T6"> </text:span></text:span><text:span text:style-name="Source_20_Text"><text:span text:style-name="T7">require</text:span></text:span><text:span text:style-name="Source_20_Text"><text:span text:style-name="T6"> </text:span></text:span><text:span text:style-name="Source_20_Text"><text:span text:style-name="T8">"laravel/installer"</text:span></text:span></text:p>
            </text:list-header>
          </text:list>
        </text:list-item>
        <text:list-item>
          <text:p text:style-name="P8">Create <text:span text:style-name="T13">one</text:span> database in your local repository. <text:span text:style-name="T14">Ex: blog</text:span></text:p>
        </text:list-item>
        <text:list-item>
          <text:p text:style-name="P9">Execute the following command to create the required tables</text:p>
          <text:p text:style-name="P10">php artisan <text:span text:style-name="T10">migrate</text:span></text:p>
        </text:list-item>
        <text:list-item>
          <text:p text:style-name="P11">Exectute the following command to seed the tables with the data</text:p>
          <text:p text:style-name="P6"><text:span text:style-name="T4">php artisan db:seed</text:span></text:p>
        </text:list-item>
        <text:list-item>
          <text:p text:style-name="P14">open .env file in the repo, and change <text:s/><text:span text:style-name="T15">the following variables</text:span></text:p>
          <text:list>
            <text:list-header>
              <text:p text:style-name="P14"><text:span text:style-name="T1">DB_USERNAME </text:span>&amp; <text:span text:style-name="T1">DB_PASSWORD </text:span><text:span text:style-name="T12">&amp; </text:span><text:span text:style-name="T3">DB_DATABASE</text:span></text:p>
            </text:list-header>
          </text:list>
        </text:list-item>
        <text:list-item>
          <text:p text:style-name="P12">Check all the APIs <text:span text:style-name="T11">given as in the </text:span><text:span text:style-name="T2">README</text:span><text:span text:style-name="T11"> documentation. </text:span></text:p>
        </text:list-item>
      </text:list>
      <text:p text:style-name="P13"/>
      <text:p text:style-name="P13"/>
      <text:p text:style-name="P20">Code Base</text:p>
      <text:p text:style-name="P15"/>
      <text:p text:style-name="P16"><text:span text:style-name="T1">database/</text:span><text:span text:style-name="T5">migrations</text:span><text:span text:style-name="T16"> : contains the structure of the tables</text:span></text:p>
      <text:p text:style-name="P17"><text:span text:style-name="T1">database/seeds</text:span> : contains the sample data seeded in the database</text:p>
      <text:p text:style-name="P17"/>
      <text:p text:style-name="P18"><text:span text:style-name="T1">app/Http/Controllers/PostsController.php</text:span> : <text:span text:style-name="T17">contains all the apis code</text:span></text:p>
      <text:p text:style-name="P18"/>
      <text:p text:style-name="P19"><text:span text:style-name="T1">app/Http/routes.php</text:span> : <text:span text:style-name="T18">contains all the routes used for the ap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39:22.759060837</meta:creation-date>
    <meta:generator>LibreOffice/4.2.8.2$Linux_X86_64 LibreOffice_project/420m0$Build-2</meta:generator>
    <dc:date>2016-03-16T17:06:33.159256075</dc:date>
    <meta:editing-duration>PT25M39S</meta:editing-duration>
    <meta:editing-cycles>49</meta:editing-cycles>
    <meta:document-statistic meta:table-count="0" meta:image-count="0" meta:object-count="0" meta:page-count="1" meta:paragraph-count="19" meta:word-count="137" meta:character-count="936" meta:non-whitespace-character-count="821"/>
  </office:meta>
</office:document-meta>
</file>